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1f1f1f" loext:opacity="100%" style:font-name="Google Sans" fo:font-size="12pt" fo:font-style="normal" fo:font-weight="bold"/>
    </style:style>
    <style:style style:name="P2" style:family="paragraph" style:parent-style-name="Table_20_Contents">
      <style:paragraph-properties fo:margin-left="0in" fo:margin-right="0in" fo:margin-top="0in" fo:margin-bottom="0in" style:contextual-spacing="false" style:line-height-at-least="0.2083in" fo:orphans="2" fo:widows="2" fo:keep-with-next="auto"/>
      <style:text-properties fo:font-variant="normal" fo:text-transform="none" fo:color="#1f1f1f" loext:opacity="100%" style:font-name="Google Sans" fo:font-size="10.5pt" fo:font-style="normal" fo:font-weight="normal"/>
    </style:style>
    <style:style style:name="P3" style:family="paragraph" style:parent-style-name="Table_20_Contents">
      <style:paragraph-properties fo:margin-left="0in" fo:margin-right="0in" fo:margin-top="0in" fo:margin-bottom="0in" style:contextual-spacing="false" style:line-height-at-least="0.2083in" fo:orphans="2" fo:widows="2" fo:text-indent="0in" style:auto-text-indent="false" fo:keep-with-next="auto"/>
      <style:text-properties fo:font-variant="normal" fo:text-transform="none" fo:color="#1f1f1f" loext:opacity="100%" style:font-name="Google Sans" fo:font-size="10.5pt" fo:font-style="normal" fo:font-weight="normal"/>
    </style:style>
    <style:style style:name="P4" style:family="paragraph" style:parent-style-name="Table_20_Heading">
      <style:paragraph-properties fo:margin-left="0in" fo:margin-right="0in" fo:margin-top="0in" fo:margin-bottom="0in" style:contextual-spacing="false" style:line-height-at-least="0.25in" fo:orphans="2" fo:widows="2" fo:text-indent="0in" style:auto-text-indent="false" fo:keep-with-next="auto"/>
      <style:text-properties fo:font-variant="normal" fo:text-transform="none" fo:color="#1f1f1f" loext:opacity="100%" style:font-name="Google Sans" fo:font-size="12pt" fo:font-style="normal" fo:font-weight="bold"/>
    </style:style>
    <style:style style:name="P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1"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2"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5"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6"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7"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8"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9"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0"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1"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2"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3"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4"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5"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6"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7"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8"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9"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0"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3"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4"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1"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2"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3"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4"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5"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6"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7"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8"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9"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0"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1"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2"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3"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4"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5"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6"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7"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8"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9"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0"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1"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2"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3"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4"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5"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6"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7"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8"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9"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0"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1"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2"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3"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4"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5"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6"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7"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8"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9"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0"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5"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6"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7"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8"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09"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0"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1"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2"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3"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4"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5"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6"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7"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8"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19"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0"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1"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2"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3"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4"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5"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6"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7"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8"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9"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T1" style:family="text">
      <style:text-properties loext:padding="0in" loext:border="none"/>
    </style:style>
    <style:style style:name="T2" style:family="text">
      <style:text-properties fo:font-variant="normal" fo:text-transform="none" fo:color="#1f1f1f" loext:opacity="100%" style:font-name="Google Sans" fo:font-size="12pt" fo:font-style="normal" fo:font-weight="bold" loext:padding="0in" loext:border="none"/>
    </style:style>
    <style:style style:name="T3" style:family="text">
      <style:text-properties fo:font-variant="normal" fo:text-transform="none" fo:color="#1f1f1f" loext:opacity="100%" style:font-name="Google Sans" fo:font-size="12pt" fo:font-style="normal" fo:font-weight="normal"/>
    </style:style>
    <style:style style:name="T4" style:family="text">
      <style:text-properties fo:font-variant="normal" fo:text-transform="none" fo:color="#1f1f1f" loext:opacity="100%" style:font-name="Google Sans" fo:font-size="12pt" fo:font-style="normal" fo:font-weight="normal"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assword Policy for [Your Software Company Name]</text:h>
      <text:p text:style-name="P5"><text:span text:style-name="Strong_20_Emphasis"><text:span text:style-name="T2">1. Introduction</text:span></text:span></text:p>
      <text:p text:style-name="P55"><text:span text:style-name="T1">This document outlines the password policy for [Your Software Company Name] in accordance with the requirements of ISO 27001 for Information Security Management Systems (ISMS). This policy aims to ensure the confidentiality, integrity, and availability of company data and systems by promoting the use of strong passwords and secure password practices.</text:span></text:p>
      <text:p text:style-name="P5"><text:span text:style-name="Strong_20_Emphasis"><text:span text:style-name="T2">2. Purpose</text:span></text:span></text:p>
      <text:p text:style-name="P101">The purpose of this policy is to:</text:p>
      <text:list text:style-name="L1">
        <text:list-item>
          <text:p text:style-name="P61"><text:span text:style-name="T1">Establish guidelines for creating, using, and managing strong passwords.</text:span></text:p>
        </text:list-item>
        <text:list-item>
          <text:p text:style-name="P105">Reduce the risk of unauthorized access to company systems and data.</text:p>
        </text:list-item>
        <text:list-item>
          <text:p text:style-name="P61"><text:span text:style-name="T1">Protect the confidentiality, integrity, and availability of company information.</text:span></text:p>
        </text:list-item>
        <text:list-item>
          <text:p text:style-name="P105">Comply with the requirements of ISO 27001.</text:p>
        </text:list-item>
      </text:list>
      <text:p text:style-name="P5"><text:span text:style-name="Strong_20_Emphasis"><text:span text:style-name="T2">3. Scope</text:span></text:span></text:p>
      <text:p text:style-name="P55"><text:span text:style-name="T1">This policy applies to all employees, contractors, and any other individuals with authorized access to [Your Software Company Name] systems and data. This includes but is not limited to company computers, laptops, network devices, cloud applications, and software tools.</text:span></text:p>
      <text:p text:style-name="P5"><text:span text:style-name="Strong_20_Emphasis"><text:span text:style-name="T2">4. Policy</text:span></text:span></text:p>
      <text:p text:style-name="P5"><text:span text:style-name="Strong_20_Emphasis"><text:span text:style-name="T2">4.1 Password Composition:</text:span></text:span></text:p>
      <text:list text:style-name="L2">
        <text:list-item>
          <text:p text:style-name="P31"><text:span text:style-name="T4">Passwords must be a minimum of </text:span><text:span text:style-name="Strong_20_Emphasis"><text:span text:style-name="T2">[X] characters</text:span></text:span><text:span text:style-name="T4"> in length. (Recommendation: Use at least 12 characters)</text:span></text:p>
        </text:list-item>
        <text:list-item>
          <text:p text:style-name="P108">Passwords must include a combination of the following character types:</text:p>
          <text:list>
            <text:list-item>
              <text:p text:style-name="P108">Uppercase letters (A-Z)</text:p>
            </text:list-item>
            <text:list-item>
              <text:p text:style-name="P108">Lowercase letters (a-z)</text:p>
            </text:list-item>
            <text:list-item>
              <text:p text:style-name="P108">Numbers (0-9)</text:p>
            </text:list-item>
            <text:list-item>
              <text:p text:style-name="P64"><text:span text:style-name="T1">Symbols (!@#$%^&amp;*)</text:span></text:p>
            </text:list-item>
          </text:list>
        </text:list-item>
        <text:list-item>
          <text:p text:style-name="P64"><text:span text:style-name="T1">The use of dictionary words, personal information (names, birthdays, addresses), and keyboard patterns (e.g., "qwerty") is strictly prohibited.</text:span></text:p>
        </text:list-item>
      </text:list>
      <text:p text:style-name="P5"><text:span text:style-name="Strong_20_Emphasis"><text:span text:style-name="T2">4.2 Password Management:</text:span></text:span></text:p>
      <text:list text:style-name="L3">
        <text:list-item>
          <text:p text:style-name="P113">Users are responsible for creating and maintaining strong passwords for all company accounts.</text:p>
        </text:list-item>
        <text:list-item>
          <text:p text:style-name="P113">Passwords should be unique for each account and not reused across different systems or personal accounts.</text:p>
        </text:list-item>
        <text:list-item>
          <text:p text:style-name="P113"><text:soft-page-break/>Sharing passwords with anyone is strictly prohibited.</text:p>
        </text:list-item>
        <text:list-item>
          <text:p text:style-name="P67"><text:span text:style-name="T1">Passwords should not be written down or stored in any unencrypted format. Consider using a password manager for secure storage.</text:span></text:p>
        </text:list-item>
      </text:list>
      <text:p text:style-name="P5"><text:span text:style-name="Strong_20_Emphasis"><text:span text:style-name="T2">4.3 Password Changes:</text:span></text:span></text:p>
      <text:list text:style-name="L4">
        <text:list-item>
          <text:p text:style-name="P33"><text:span text:style-name="T4">Passwords must be changed at least every </text:span><text:span text:style-name="Strong_20_Emphasis"><text:span text:style-name="T2">[X] months</text:span></text:span><text:span text:style-name="T4">. (Recommendation: Every 3-6 months)</text:span></text:p>
        </text:list-item>
        <text:list-item>
          <text:p text:style-name="P117">Users will be prompted to change their password upon first login or after a password reset.</text:p>
        </text:list-item>
        <text:list-item>
          <text:p text:style-name="P117">Users are encouraged to change their password immediately if they suspect a compromise.</text:p>
        </text:list-item>
      </text:list>
      <text:p text:style-name="P5"><text:span text:style-name="Strong_20_Emphasis"><text:span text:style-name="T2">4.4 Account Lockout:</text:span></text:span></text:p>
      <text:list text:style-name="L5">
        <text:list-item>
          <text:p text:style-name="P69"><text:span text:style-name="T1">After a certain number of consecutive unsuccessful login attempts (e.g., 5), the account will be locked to prevent unauthorized access.</text:span></text:p>
        </text:list-item>
        <text:list-item>
          <text:p text:style-name="P120">Users can unlock their accounts by following the password reset procedures.</text:p>
        </text:list-item>
      </text:list>
      <text:p text:style-name="P5"><text:span text:style-name="Strong_20_Emphasis"><text:span text:style-name="T2">5. Responsibilities</text:span></text:span></text:p>
      <text:list text:style-name="L6">
        <text:list-item>
          <text:p text:style-name="P35"><text:span text:style-name="Strong_20_Emphasis"><text:span text:style-name="T2">Management:</text:span></text:span></text:p>
          <text:list>
            <text:list-item>
              <text:p text:style-name="P122">Ensure the implementation and enforcement of this policy.</text:p>
            </text:list-item>
            <text:list-item>
              <text:p text:style-name="P122">Provide training and awareness programs on password security.</text:p>
            </text:list-item>
          </text:list>
        </text:list-item>
        <text:list-item>
          <text:p text:style-name="P35"><text:span text:style-name="Strong_20_Emphasis"><text:span text:style-name="T2">IT Security Team:</text:span></text:span></text:p>
          <text:list>
            <text:list-item>
              <text:p text:style-name="P122">Maintain secure password storage practices.</text:p>
            </text:list-item>
            <text:list-item>
              <text:p text:style-name="P122">Monitor and enforce password complexity requirements.</text:p>
            </text:list-item>
            <text:list-item>
              <text:p text:style-name="P71"><text:span text:style-name="T1">Implement technical controls for password management, such as multi-factor authentication.</text:span></text:p>
            </text:list-item>
          </text:list>
        </text:list-item>
        <text:list-item>
          <text:p text:style-name="P35"><text:span text:style-name="Strong_20_Emphasis"><text:span text:style-name="T2">Users:</text:span></text:span></text:p>
          <text:list>
            <text:list-item>
              <text:p text:style-name="P122">Create and maintain strong passwords according to this policy.</text:p>
            </text:list-item>
            <text:list-item>
              <text:p text:style-name="P122">Change passwords regularly.</text:p>
            </text:list-item>
            <text:list-item>
              <text:p text:style-name="P71"><text:span text:style-name="T1">Practice secure password habits (not sharing, writing down, etc.)</text:span></text:p>
            </text:list-item>
            <text:list-item>
              <text:p text:style-name="P122">Report any suspected password compromise immediately.</text:p>
            </text:list-item>
          </text:list>
        </text:list-item>
      </text:list>
      <text:p text:style-name="P5"><text:span text:style-name="Strong_20_Emphasis"><text:span text:style-name="T2">6. Enforcement</text:span></text:span></text:p>
      <text:p text:style-name="P55"><text:span text:style-name="T1">Non-compliance with this policy may result in disciplinary action, up to and including account suspension or termination.</text:span></text:p>
      <text:p text:style-name="P5"><text:span text:style-name="Strong_20_Emphasis"><text:span text:style-name="T2">7. Review</text:span></text:span></text:p>
      <text:p text:style-name="P101">This policy will be reviewed and updated periodically to reflect best practices and any changes in technology or security threats.</text:p>
      <text:p text:style-name="P5"><text:soft-page-break/><text:span text:style-name="Strong_20_Emphasis"><text:span text:style-name="T2">8. Training and Awareness</text:span></text:span></text:p>
      <text:p text:style-name="P101">The company will provide regular training and awareness programs to educate employees on the importance of strong passwords and secure password practices.</text:p>
      <text:p text:style-name="P5"><text:span text:style-name="Strong_20_Emphasis"><text:span text:style-name="T2">9. Password Reset Procedures</text:span></text:span></text:p>
      <text:p text:style-name="P55"><text:span text:style-name="T1">A clear and documented procedure will be established for resetting forgotten passwords. This process should involve multi-factor authentication to ensure the legitimacy of the request.</text:span></text:p>
      <text:p text:style-name="P5"><text:span text:style-name="Strong_20_Emphasis"><text:span text:style-name="T2">Note:</text:span></text:span><text:span text:style-name="T4"> This is a sample password policy template. You can customize it to fit the specific needs of your company. Here are some additional points to consider:</text:span></text:p>
      <text:list text:style-name="L7">
        <text:list-item>
          <text:p text:style-name="P39"><text:span text:style-name="Strong_20_Emphasis"><text:span text:style-name="T2">Multi-factor Authentication (MFA):</text:span></text:span><text:span text:style-name="T4"> Implementing MFA adds an extra layer of security by requiring a second verification factor beyond the password during login.</text:span></text:p>
        </text:list-item>
        <text:list-item>
          <text:p text:style-name="P39"><text:span text:style-name="Strong_20_Emphasis"><text:span text:style-name="T2">Password Blacklist:</text:span></text:span><text:span text:style-name="T4"> Consider maintaining a list of commonly compromised passwords to prevent users from creating weak passwords.</text:span></text:p>
        </text:list-item>
        <text:list-item>
          <text:p text:style-name="P39"><text:span text:style-name="Strong_20_Emphasis"><text:span text:style-name="T2">Password Spraying Protection:</text:span></text:span><text:span text:style-name="T4"> Implement measures to limit automated login attempts to prevent brute-force attacks.</text:span></text:p>
        </text:list-item>
      </text:list>
      <text:p text:style-name="P55"><text:span text:style-name="T1">By implementing a strong password policy and promoting secure password practices, [Your Software Company Name] can significantly reduce the risk of unauthorized access and data breach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5:20:17.168250230</meta:creation-date>
    <dc:date>2024-07-09T15:21:12.455400327</dc:date>
    <meta:editing-duration>PT55S</meta:editing-duration>
    <meta:editing-cycles>3</meta:editing-cycles>
    <meta:generator>LibreOffice/24.2.4.2$Linux_X86_64 LibreOffice_project/420$Build-2</meta:generator>
    <meta:document-statistic meta:table-count="0" meta:image-count="0" meta:object-count="0" meta:page-count="3" meta:paragraph-count="58" meta:word-count="651" meta:character-count="4348" meta:non-whitespace-character-count="3790"/>
  </office:meta>
</office:document-meta>
</file>